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7D5000001D9C91AAC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5.994cm" svg:x="1.27cm" svg:y="7.798cm">
          <draw:image xlink:href="Pictures/10000201000007D5000001D9C91AAC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51M7S</meta:editing-duration>
    <meta:editing-cycles>7</meta:editing-cycles>
    <meta:generator>OpenOffice.org/3.3$Win32 OpenOffice.org_project/330m20$Build-9567</meta:generator>
    <dc:date>2012-12-02T15:48:50.59</dc:date>
    <dc:creator>Blaine Hansen</dc:creator>
    <meta:document-statistic meta:object-count="1"/>
  </office:meta>
</office:document-meta>
</file>